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688045195.535026-parser_log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cleaning_start__avg_removed_p_in_itrs</text:p>
          </table:table-cell>
          <table:table-cell office:value-type="string" calcext:value-type="string">
            <text:p>cleaning_end__avg_removed_p_in_itrs</text:p>
          </table:table-cell>
          <table:table-cell office:value-type="string" calcext:value-type="string">
            <text:p>min_it_duration</text:p>
          </table:table-cell>
          <table:table-cell office:value-type="string" calcext:value-type="string">
            <text:p>max_it_duration</text:p>
          </table:table-cell>
          <table:table-cell office:value-type="string" calcext:value-type="string">
            <text:p>avg_it_duration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.061" calcext:value-type="float">
            <text:p>1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59.5790652513504" calcext:value-type="float">
            <text:p>59.5790652513504</text:p>
          </table:table-cell>
          <table:table-cell office:value-type="float" office:value="59.9973701477051" calcext:value-type="float">
            <text:p>59.9973701477051</text:p>
          </table:table-cell>
          <table:table-cell table:style-name="ce2" office:value-type="float" office:value="59.819639326334" calcext:value-type="float">
            <text:p>59.81963932633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378447119452932" calcext:value-type="float">
            <text:p>0.037844711945293</text:p>
          </table:table-cell>
          <table:table-cell office:value-type="float" office:value="0.0232139804619735" calcext:value-type="float">
            <text:p>0.023213980461974</text:p>
          </table:table-cell>
          <table:table-cell office:value-type="float" office:value="0.240490592770875" calcext:value-type="float">
            <text:p>0.240490592770875</text:p>
          </table:table-cell>
          <table:table-cell office:value-type="float" office:value="0.0024005075105136" calcext:value-type="float">
            <text:p>0.002400507510514</text:p>
          </table:table-cell>
          <table:table-cell office:value-type="float" office:value="0.00638018419363343" calcext:value-type="float">
            <text:p>0.0063801841936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58.9538598060608" calcext:value-type="float">
            <text:p>58.9538598060608</text:p>
          </table:table-cell>
          <table:table-cell office:value-type="float" office:value="59.9928629398346" calcext:value-type="float">
            <text:p>59.9928629398346</text:p>
          </table:table-cell>
          <table:table-cell office:value-type="float" office:value="59.8062709259987" calcext:value-type="float">
            <text:p>59.8062709259987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59.5768037438393" calcext:value-type="float">
            <text:p>59.5768037438393</text:p>
          </table:table-cell>
          <table:table-cell office:value-type="float" office:value="59.9973337054253" calcext:value-type="float">
            <text:p>59.9973337054253</text:p>
          </table:table-cell>
          <table:table-cell office:value-type="float" office:value="59.8169952911139" calcext:value-type="float">
            <text:p>59.8169952911139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1.05" calcext:value-type="float">
            <text:p>1.05</text:p>
          </table:table-cell>
          <table:table-cell office:value-type="float" office:value="0.025" calcext:value-type="float">
            <text:p>0.025</text:p>
          </table:table-cell>
          <table:table-cell office:value-type="float" office:value="59.5820984840393" calcext:value-type="float">
            <text:p>59.5820984840393</text:p>
          </table:table-cell>
          <table:table-cell office:value-type="float" office:value="59.9982949495316" calcext:value-type="float">
            <text:p>59.9982949495316</text:p>
          </table:table-cell>
          <table:table-cell office:value-type="float" office:value="59.8191139924526" calcext:value-type="float">
            <text:p>59.8191139924526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1.065" calcext:value-type="float">
            <text:p>1.065</text:p>
          </table:table-cell>
          <table:table-cell office:value-type="float" office:value="0.0525" calcext:value-type="float">
            <text:p>0.0525</text:p>
          </table:table-cell>
          <table:table-cell office:value-type="float" office:value="59.7320144176483" calcext:value-type="float">
            <text:p>59.7320144176483</text:p>
          </table:table-cell>
          <table:table-cell office:value-type="float" office:value="59.9989051818848" calcext:value-type="float">
            <text:p>59.9989051818848</text:p>
          </table:table-cell>
          <table:table-cell office:value-type="float" office:value="59.8249539488554" calcext:value-type="float">
            <text:p>59.824953948855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15" calcext:value-type="float">
            <text:p>1.15</text:p>
          </table:table-cell>
          <table:table-cell office:value-type="float" office:value="0.08" calcext:value-type="float">
            <text:p>0.08</text:p>
          </table:table-cell>
          <table:table-cell office:value-type="float" office:value="59.7895479202271" calcext:value-type="float">
            <text:p>59.7895479202271</text:p>
          </table:table-cell>
          <table:table-cell table:style-name="ce2" office:value-type="float" office:value="59.9993629455566" calcext:value-type="float">
            <text:p>59.9993629455566</text:p>
          </table:table-cell>
          <table:table-cell office:value-type="float" office:value="59.8277475690842" calcext:value-type="float">
            <text:p>59.8277475690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29T15:32:28.410435338</dc:date>
    <meta:editing-duration>PT21S</meta:editing-duration>
    <meta:editing-cycles>1</meta:editing-cycles>
    <meta:generator>LibreOffice/6.4.7.2$Linux_X86_64 LibreOffice_project/40$Build-2</meta:generator>
    <meta:document-statistic meta:table-count="1" meta:cell-count="53" meta:object-count="0"/>
  </office:meta>
</office:document-meta>
</file>